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敵種類</text:p>
          </table:table-cell>
          <table:table-cell office:value-type="string">
            <text:p>弾種類</text:p>
          </table:table-cell>
          <table:table-cell office:value-type="string">
            <text:p>移動パターン</text:p>
          </table:table-cell>
          <table:table-cell office:value-type="string">
            <text:p>発射パターン</text:p>
          </table:table-cell>
          <table:table-cell office:value-type="string">
            <text:p>出現時間</text:p>
          </table:table-cell>
          <table:table-cell office:value-type="string">
            <text:p>停止</text:p>
          </table:table-cell>
          <table:table-cell office:value-type="string">
            <text:p>発射</text:p>
          </table:table-cell>
          <table:table-cell office:value-type="string">
            <text:p>帰還</text:p>
          </table:table-cell>
          <table:table-cell office:value-type="string">
            <text:p>X座標</text:p>
          </table:table-cell>
          <table:table-cell office:value-type="string">
            <text:p>Y座標</text:p>
          </table:table-cell>
          <table:table-cell office:value-type="string">
            <text:p>弾スピード</text:p>
          </table:table-cell>
          <table:table-cell office:value-type="string">
            <text:p>HP</text:p>
          </table:table-cell>
          <table:table-cell office:value-type="string">
            <text:p>アイテム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-40">
            <text:p>-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40">
            <text:p>-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-40">
            <text:p>-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40">
            <text:p>-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520">
            <text:p>520</text:p>
          </table:table-cell>
          <table:table-cell office:value-type="float" office:value="250">
            <text:p>250</text:p>
          </table:table-cell>
          <table:table-cell office:value-type="float" office:value="-40">
            <text:p>-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8:31:59.1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6:50:37.48</meta:creation-date>
    <dc:date>2013-06-07T18:32:15.59</dc:date>
    <meta:editing-duration>P0D</meta:editing-duration>
    <meta:editing-cycles>2</meta:editing-cycles>
    <meta:generator>LibreOffice/3.6$Windows_x86 LibreOffice_project/f969faf-c24b504-8c77064-174276e-40b382</meta:generator>
    <meta:document-statistic meta:table-count="1" meta:cell-count="78" meta:object-count="0"/>
  </office:meta>
</office:document-meta>
</file>